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70000082B000008CA6B55A114.svm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Courier New" svg:font-family="'Courier New'" style:font-family-generic="modern"/>
    <style:font-face style:name="Times New Roman2" svg:font-family="'Times New Roman'" style:font-adornments="Обычный" style:font-family-generic="roman"/>
    <style:font-face style:name="SimSun" svg:font-family="SimSun, 宋体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2.93cm" style:rel-column-width="11295*"/>
    </style:style>
    <style:style style:name="Таблица1.B" style:family="table-column">
      <style:table-column-properties style:column-width="14.071cm" style:rel-column-width="54240*"/>
    </style:style>
    <style:style style:name="Таблица1.1" style:family="table-row">
      <style:table-row-properties style:min-row-height="1.64cm"/>
    </style:style>
    <style:style style:name="Таблица1.A1" style:family="table-cell">
      <style:table-cell-properties style:vertical-align="" fo:padding="0cm" fo:border="none"/>
    </style:style>
    <style:style style:name="Таблица1.B1" style:family="table-cell">
      <style:table-cell-properties fo:padding="0cm" fo:border="none"/>
    </style:style>
    <style:style style:name="P1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>
        <style:tab-stops/>
      </style:paragraph-properties>
      <style:text-properties fo:hyphenate="false"/>
    </style:style>
    <style:style style:name="P2" style:family="paragraph" style:parent-style-name="Standard">
      <style:text-properties fo:language="ru" fo:country="RU"/>
    </style:style>
    <style:style style:name="P3" style:family="paragraph" style:parent-style-name="Standard">
      <style:text-properties fo:font-size="10pt" fo:language="ru" fo:country="RU" style:font-size-asian="10pt" style:font-size-complex="10pt"/>
    </style:style>
    <style:style style:name="P4" style:family="paragraph" style:parent-style-name="Standard">
      <style:text-properties fo:font-size="10pt" style:font-size-asian="10pt" style:font-size-complex="10pt"/>
    </style:style>
    <style:style style:name="P5" style:family="paragraph" style:parent-style-name="Standard">
      <style:paragraph-properties fo:margin-top="0cm" fo:margin-bottom="0cm" fo:text-align="center" style:justify-single-word="false" fo:background-color="#ffffff">
        <style:background-image/>
      </style:paragraph-properties>
      <style:text-properties style:font-name="Times New Roman" fo:font-size="10pt" style:font-size-asian="10pt" style:font-size-complex="10pt"/>
    </style:style>
    <style:style style:name="P6" style:family="paragraph" style:parent-style-name="Text_20_body">
      <style:paragraph-properties fo:margin-top="0cm" fo:margin-bottom="0cm">
        <style:tab-stops/>
      </style:paragraph-properties>
      <style:text-properties fo:font-size="10pt" style:font-size-asian="10pt" style:font-size-complex="10pt"/>
    </style:style>
    <style:style style:name="P7" style:family="paragraph" style:parent-style-name="Text_20_body">
      <style:text-properties fo:font-size="10pt" style:font-size-asian="10pt" style:font-size-complex="10pt"/>
    </style:style>
    <style:style style:name="P8" style:family="paragraph" style:parent-style-name="Без_20_интервала">
      <style:text-properties style:font-name="Times New Roman" fo:font-size="10pt" style:text-underline-style="solid" style:text-underline-width="auto" style:text-underline-color="font-color" style:font-size-asian="10pt" style:font-size-complex="10pt"/>
    </style:style>
    <style:style style:name="P9" style:family="paragraph" style:parent-style-name="Без_20_интервала">
      <style:text-properties fo:font-size="10pt" style:font-size-asian="10pt" style:font-size-complex="10pt"/>
    </style:style>
    <style:style style:name="P10" style:family="paragraph" style:parent-style-name="Без_20_интервала">
      <style:paragraph-properties fo:break-before="column"/>
      <style:text-properties fo:font-size="10pt" style:font-size-asian="10pt" style:font-size-complex="10pt"/>
    </style:style>
    <style:style style:name="P11" style:family="paragraph" style:parent-style-name="Table_20_Contents">
      <style:text-properties fo:font-size="10pt" style:font-size-asian="10pt" style:font-size-complex="10pt"/>
    </style:style>
    <style:style style:name="P12" style:family="paragraph" style:parent-style-name="ConsPlusNonformat">
      <style:paragraph-properties fo:orphans="2" fo:widows="2"/>
      <style:text-properties fo:font-size="10pt" style:font-size-asian="10pt" style:font-size-complex="10pt"/>
    </style:style>
    <style:style style:name="P13" style:family="paragraph" style:parent-style-name="Text_20_body">
      <style:paragraph-properties fo:line-height="100%"/>
      <style:text-properties fo:language="ru" fo:country="RU" style:text-underline-style="solid" style:text-underline-width="auto" style:text-underline-color="font-color" fo:font-weight="bold" style:font-weight-asian="bold" style:font-weight-complex="bold"/>
    </style:style>
    <style:style style:name="P14" style:family="paragraph" style:parent-style-name="Без_20_интервала">
      <style:text-properties fo:font-size="10pt" style:font-size-asian="10pt" style:font-size-complex="10pt"/>
    </style:style>
    <style:style style:name="P15" style:family="paragraph" style:parent-style-name="Без_20_интервала">
      <style:text-properties style:font-name="Times New Roman" fo:font-size="10pt" style:font-size-asian="10pt" style:font-size-complex="10pt"/>
    </style:style>
    <style:style style:name="P16" style:family="paragraph" style:parent-style-name="Без_20_интервала">
      <style:text-properties style:font-name="Times New Roman" fo:language="ru" fo:country="RU" style:text-underline-style="solid" style:text-underline-width="auto" style:text-underline-color="font-color" fo:font-weight="bold" style:font-weight-asian="bold" style:font-weight-complex="bold"/>
    </style:style>
    <style:style style:name="P17" style:family="paragraph" style:parent-style-name="Heading_20_1">
      <style:paragraph-properties fo:margin-top="0cm" fo:margin-bottom="0cm" fo:text-align="center" style:justify-single-word="false"/>
      <style:text-properties style:font-name="Times New Roman" fo:font-size="10pt" fo:language="ru" fo:country="RU" style:font-size-asian="10pt" style:font-size-complex="10pt"/>
    </style:style>
    <style:style style:name="P18" style:family="paragraph">
      <style:paragraph-properties fo:text-align="start"/>
      <style:text-properties style:text-line-through-style="none" style:font-name="Times New Roman1" fo:font-size="10pt" fo:font-style="normal" style:text-underline-style="none" fo:font-weight="normal"/>
    </style:style>
    <style:style style:name="P19" style:family="paragraph">
      <style:paragraph-properties fo:text-align="start"/>
      <style:text-properties style:text-line-through-style="none" fo:font-size="10pt" fo:font-style="normal" style:text-underline-style="none"/>
    </style:style>
    <style:style style:name="P20" style:family="paragraph">
      <style:paragraph-properties fo:text-align="start"/>
    </style:style>
    <style:style style:name="P21" style:family="paragraph">
      <style:paragraph-properties fo:text-align="start"/>
      <style:text-properties style:text-line-through-style="none" style:font-name="Arial" fo:font-size="12pt" fo:font-style="normal" style:text-underline-style="none" fo:font-weight="normal"/>
    </style:style>
    <style:style style:name="P22" style:family="paragraph">
      <style:paragraph-properties fo:text-align="start"/>
      <style:text-properties style:text-line-through-style="none" style:font-name="Times New Roman2" fo:font-style="normal" style:text-underline-style="none"/>
    </style:style>
    <style:style style:name="P23" style:family="paragraph">
      <style:paragraph-properties fo:text-align="start"/>
      <style:text-properties style:text-line-through-style="none" fo:font-style="normal" style:text-underline-style="none"/>
    </style:style>
    <style:style style:name="P24" style:family="paragraph">
      <style:paragraph-properties fo:text-align="start"/>
      <style:text-properties style:font-name="Times New Roman2"/>
    </style:style>
    <style:style style:name="T1" style:family="text">
      <style:text-properties style:use-window-font-color="true" style:text-outline="false" style:text-line-through-style="none" style:text-position="0% 100%" style:font-name="Times New Roman" fo:font-size="12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style:font-name-asian="Lucida Sans Unicode" style:font-size-asian="10.5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scale="100%" style:font-relief="none"/>
    </style:style>
    <style:style style:name="T2" style:family="text">
      <style:text-properties fo:language="ru" fo:country="RU"/>
    </style:style>
    <style:style style:name="T3" style:family="text">
      <style:text-properties style:font-name="Times New Roman"/>
    </style:style>
    <style:style style:name="T4" style:family="text">
      <style:text-properties style:font-name="Times New Roman" style:text-underline-style="solid" style:text-underline-width="auto" style:text-underline-color="font-color"/>
    </style:style>
    <style:style style:name="T5" style:family="text">
      <style:text-properties style:font-name="Times New Roman" style:text-underline-style="solid" style:text-underline-width="auto" style:text-underline-color="font-color" fo:font-weight="bold" style:font-weight-asian="bold"/>
    </style:style>
    <style:style style:name="T6" style:family="text">
      <style:text-properties style:font-name="Times New Roman" style:text-underline-style="solid" style:text-underline-width="auto" style:text-underline-color="font-color" fo:font-weight="bold" style:font-weight-asian="bold" style:font-name-complex="Times New Roman" style:font-weight-complex="bold"/>
    </style:style>
    <style:style style:name="T7" style:family="text">
      <style:text-properties style:font-name="Times New Roman" style:text-underline-style="solid" style:text-underline-width="auto" style:text-underline-color="font-color" style:font-name-complex="Times New Roman"/>
    </style:style>
    <style:style style:name="T8" style:family="text">
      <style:text-properties style:font-name="Times New Roman" style:font-name-complex="Times New Roman"/>
    </style:style>
    <style:style style:name="T9" style:family="text">
      <style:text-properties style:font-name="Times New Roman" fo:font-weight="bold" style:font-weight-asian="bold" style:font-name-complex="Times New Roman" style:font-weight-complex="bold"/>
    </style:style>
    <style:style style:name="T10" style:family="text">
      <style:text-properties style:font-name="Times New Roman" fo:letter-spacing="-0.014cm"/>
    </style:style>
    <style:style style:name="T11" style:family="text">
      <style:text-properties style:font-name="Times New Roman" fo:letter-spacing="-0.002cm"/>
    </style:style>
    <style:style style:name="T12" style:family="text">
      <style:text-properties style:font-name="Times New Roman" fo:letter-spacing="-0.002cm" style:text-underline-style="solid" style:text-underline-width="auto" style:text-underline-color="font-color"/>
    </style:style>
    <style:style style:name="T13" style:family="text">
      <style:text-properties style:font-name="Times New Roman" fo:letter-spacing="-0.011cm"/>
    </style:style>
    <style:style style:name="T14" style:family="text">
      <style:text-properties style:font-name="Times New Roman" fo:letter-spacing="-0.019cm"/>
    </style:style>
    <style:style style:name="T15" style:family="text">
      <style:text-properties style:font-name="Times New Roman" style:text-underline-style="none"/>
    </style:style>
    <style:style style:name="T16" style:family="text">
      <style:text-properties style:font-name="Times New Roman" fo:font-size="10pt" style:font-size-asian="10pt" style:font-size-complex="10pt"/>
    </style:style>
    <style:style style:name="T17" style:family="text">
      <style:text-properties style:text-underline-style="solid" style:text-underline-width="auto" style:text-underline-color="font-color"/>
    </style:style>
    <style:style style:name="T18" style:family="text">
      <style:text-properties fo:color="#000000" style:font-name="Times New Roman" style:font-name-complex="Times New Roman"/>
    </style:style>
    <style:style style:name="T19" style:family="text">
      <style:text-properties fo:font-size="10pt"/>
    </style:style>
    <style:style style:name="T20" style:family="text">
      <style:text-properties style:font-size-asian="10pt"/>
    </style:style>
    <style:style style:name="T21" style:family="text">
      <style:text-properties style:font-size-complex="10pt"/>
    </style:style>
    <style:style style:name="T22" style:family="text">
      <style:text-properties style:text-underline-style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vertical-align="middle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2" style:family="graphic">
      <style:graphic-properties draw:textarea-vertical-align="middle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3" style:family="graphic">
      <style:graphic-properties fo:border="solid #c0c0c0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fo:border="solid #c0c0c0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fo:border="solid #c0c0c0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6" style:family="graphic">
      <style:graphic-properties fo:border="solid #c0c0c0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7" style:family="graphic">
      <style:graphic-properties fo:border="solid #c0c0c0" style:vertical-pos="from-top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>
        <xforms:model id="Model 1">
          <xforms:instance id="Instance 1">
            <instanceData/>
          </xforms:instance>
          <xsd:schema/>
        </xforms:model>
        <form:form form:name="Форма" form:apply-filter="true" form:command-type="table" form:control-implementation="ooo:com.sun.star.form.component.Form" office:target-frame="" xlink:href="">
          <form:properties>
            <form:property form:property-name="PropertyChangeNotificationEnabled" office:value-type="boolean" office:boolean-value="true"/>
          </form:properties>
          <form:fixed-text form:name="Метка 1" form:control-implementation="ooo:com.sun.star.form.component.FixedText" form:id="control1" form:label="Аппарат:"/>
          <form:fixed-text form:name="Метка 1" form:control-implementation="ooo:com.sun.star.form.component.FixedText" form:id="control2" form:label="Фамилия, имя, отчество:"/>
          <form:fixed-text form:name="Метка 1" form:control-implementation="ooo:com.sun.star.form.component.FixedText" form:id="control3" form:label="Возраст:"/>
          <form:fixed-text form:name="Метка 1" form:control-implementation="ooo:com.sun.star.form.component.FixedText" form:id="control4" form:label="Дата обследования:"/>
          <form:text form:name="ManufacturerModelName" form:control-implementation="ooo:com.sun.star.form.component.TextField" form:id="control5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StudyViewprotocolDate" form:control-implementation="ooo:com.sun.star.form.component.TextField" form:id="control6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PatientName" form:control-implementation="ooo:com.sun.star.form.component.TextField" form:id="control7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PatientBirthDate" form:control-implementation="ooo:com.sun.star.form.component.TextField" form:id="control8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combobox form:name="Поле со списком 1" form:control-implementation="ooo:com.sun.star.form.component.ComboBox" form:id="control9" form:dropdown="true" form:size="20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Батрак С.И."/>
            <form:item form:label="Леткина З.Ю."/>
            <form:item form:label="Пелова Е.В."/>
            <form:item form:label="Сотиболдиев А.И."/>
            <form:item form:label="Шпилевая Н.Н."/>
            <form:item form:label="Зубкова Т.М."/>
            <form:item form:label="Алиджанова М.В."/>
          </form:combobox>
          <form:combobox form:name="Поле со списком 1" form:control-implementation="ooo:com.sun.star.form.component.ComboBox" form:id="control10" form:dropdown="true" form:size="20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Аюпова Ф.Х."/>
            <form:item form:label="Серенко Л.В."/>
            <form:item form:label="Гиниатуллина Г.Н."/>
            <form:item form:label="Собирова Г.К."/>
            <form:item form:label="Букина Б.Б."/>
            <form:item form:label="Иригбаева А.Е."/>
            <form:item form:label="Иванова О.И."/>
            <form:item form:label="Бубушкина Л.В."/>
            <form:item form:label="Хозяшева Д.А."/>
            <form:item form:label="Донских А.И."/>
          </form:combobox>
          <form:textarea form:name="StudyViewprotocol" form:control-implementation="ooo:com.sun.star.form.component.TextField" form:id="control11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  <text:p text:style-name="P1"><text:span text:style-name="T1"/></text:p>
          </form:textarea>
          <form:text form:name="Текстовое поле 3" form:control-implementation="ooo:com.sun.star.form.component.TextField" form:id="control12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Текстовое поле 3" form:control-implementation="ooo:com.sun.star.form.component.TextField" form:id="control13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Текстовое поле 3" form:control-implementation="ooo:com.sun.star.form.component.TextField" form:id="control14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Текстовое поле 3" form:control-implementation="ooo:com.sun.star.form.component.TextField" form:id="control15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Текстовое поле 3" form:control-implementation="ooo:com.sun.star.form.component.TextField" form:id="control16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Текстовое поле 3" form:control-implementation="ooo:com.sun.star.form.component.TextField" form:id="control17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Текстовое поле 3" form:control-implementation="ooo:com.sun.star.form.component.TextField" form:id="control18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Текстовое поле 3" form:control-implementation="ooo:com.sun.star.form.component.TextField" form:id="control19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Текстовое поле 3" form:control-implementation="ooo:com.sun.star.form.component.TextField" form:id="control20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Текстовое поле 3" form:control-implementation="ooo:com.sun.star.form.component.TextField" form:id="control21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Текстовое поле 3" form:control-implementation="ooo:com.sun.star.form.component.TextField" form:id="control22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Текстовое поле 3" form:control-implementation="ooo:com.sun.star.form.component.TextField" form:id="control23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Текстовое поле 3" form:control-implementation="ooo:com.sun.star.form.component.TextField" form:id="control24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Текстовое поле 3" form:control-implementation="ooo:com.sun.star.form.component.TextField" form:id="control25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Текстовое поле 3" form:control-implementation="ooo:com.sun.star.form.component.TextField" form:id="control26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Текстовое поле 3" form:control-implementation="ooo:com.sun.star.form.component.TextField" form:id="control27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Текстовое поле 3" form:control-implementation="ooo:com.sun.star.form.component.TextField" form:id="control28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Текстовое поле 3" form:control-implementation="ooo:com.sun.star.form.component.TextField" form:id="control29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Текстовое поле 3" form:control-implementation="ooo:com.sun.star.form.component.TextField" form:id="control30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Текстовое поле 3" form:control-implementation="ooo:com.sun.star.form.component.TextField" form:id="control31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Текстовое поле 3" form:control-implementation="ooo:com.sun.star.form.component.TextField" form:id="control32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Текстовое поле 3" form:control-implementation="ooo:com.sun.star.form.component.TextField" form:id="control33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Текстовое поле 3" form:control-implementation="ooo:com.sun.star.form.component.TextField" form:id="control34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Текстовое поле 3" form:control-implementation="ooo:com.sun.star.form.component.TextField" form:id="control35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Текстовое поле 3" form:control-implementation="ooo:com.sun.star.form.component.TextField" form:id="control36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Текстовое поле 3" form:control-implementation="ooo:com.sun.star.form.component.TextField" form:id="control37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Текстовое поле 3" form:control-implementation="ooo:com.sun.star.form.component.TextField" form:id="control38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Текстовое поле 3" form:control-implementation="ooo:com.sun.star.form.component.TextField" form:id="control39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Текстовое поле 3" form:control-implementation="ooo:com.sun.star.form.component.TextField" form:id="control40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Текстовое поле 3" form:control-implementation="ooo:com.sun.star.form.component.TextField" form:id="control41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combobox form:name="Поле со списком 3" form:control-implementation="ooo:com.sun.star.form.component.ComboBox" form:id="control42" form:dropdown="true" form:size="20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не четкие"/>
            <form:item form:label="четкие"/>
            <form:item form:label="не ровные"/>
            <form:item form:label="ровные"/>
            <form:item form:label="волнистые"/>
            <form:item form:label="бугристые"/>
          </form:combobox>
          <form:combobox form:name="Поле со списком 3" form:control-implementation="ooo:com.sun.star.form.component.ComboBox" form:id="control43" form:dropdown="true" form:size="20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не четкие"/>
            <form:item form:label="четкие"/>
            <form:item form:label="не ровные"/>
            <form:item form:label="ровные"/>
            <form:item form:label="волнистые"/>
            <form:item form:label="бугристые"/>
          </form:combobox>
          <form:combobox form:name="Поле со списком 3" form:control-implementation="ooo:com.sun.star.form.component.ComboBox" form:id="control44" form:dropdown="true" form:size="20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не четкие"/>
            <form:item form:label="четкие"/>
            <form:item form:label="не ровные"/>
            <form:item form:label="ровные"/>
            <form:item form:label="волнистые"/>
            <form:item form:label="бугристые"/>
          </form:combobox>
          <form:combobox form:name="Поле со списком 3" form:control-implementation="ooo:com.sun.star.form.component.ComboBox" form:id="control45" form:dropdown="true" form:size="20" form:current-value="норма" form:value="норма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норма"/>
            <form:item form:label="увеличена умеренно"/>
            <form:item form:label="увеличена значительно"/>
            <form:item form:label="уменьшена"/>
          </form:combobox>
          <form:combobox form:name="Поле со списком 3" form:control-implementation="ooo:com.sun.star.form.component.ComboBox" form:id="control46" form:dropdown="true" form:size="20" form:current-value="однородная" form:value="однородная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однородная"/>
            <form:item form:label="неоднородная"/>
            <form:item form:label="дифузно неоднородная"/>
          </form:combobox>
          <form:combobox form:name="Поле со списком 3" form:control-implementation="ooo:com.sun.star.form.component.ComboBox" form:id="control47" form:dropdown="true" form:size="20" form:current-value="обычная" form:value="обычная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обычная"/>
            <form:item form:label="смешанная"/>
            <form:item form:label="умеренно повышенная"/>
            <form:item form:label="повышенная"/>
            <form:item form:label="пониженная"/>
          </form:combobox>
          <form:combobox form:name="Поле со списком 3" form:control-implementation="ooo:com.sun.star.form.component.ComboBox" form:id="control48" form:dropdown="true" form:size="20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за счет всех долей"/>
            <form:item form:label="за счет правой доли"/>
            <form:item form:label="за счет левой доли"/>
            <form:item form:label="за счет хвостатой доли"/>
          </form:combobox>
          <form:combobox form:name="Поле со списком 3" form:control-implementation="ooo:com.sun.star.form.component.ComboBox" form:id="control49" form:dropdown="true" form:size="20" form:current-value="норма" form:value="норма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норма"/>
            <form:item form:label="обеднен"/>
            <form:item form:label="усилен засчет внутрипочечных вен"/>
            <form:item form:label="деформирован за счет мелких периферических сосудов"/>
            <form:item form:label="деформирован за счет всех сосудов"/>
            <form:item form:label="не деформирован"/>
          </form:combobox>
          <form:combobox form:name="Поле со списком 3" form:control-implementation="ooo:com.sun.star.form.component.ComboBox" form:id="control50" form:dropdown="true" form:size="20" form:current-value="не расширены" form:value="не расширены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расширены"/>
            <form:item form:label="не расширены"/>
          </form:combobox>
          <form:combobox form:name="Поле со списком 3" form:control-implementation="ooo:com.sun.star.form.component.ComboBox" form:id="control51" form:dropdown="true" form:size="20" form:current-value="уплотнены" form:value="уплотнены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уплотнены"/>
            <form:item form:label="не уплотнены"/>
          </form:combobox>
          <form:combobox form:name="Поле со списком 3" form:control-implementation="ooo:com.sun.star.form.component.ComboBox" form:id="control52" form:dropdown="true" form:size="20" form:current-value="не расширены" form:value="не расширены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расширены"/>
            <form:item form:label="не расширены"/>
          </form:combobox>
          <form:combobox form:name="Поле со списком 4" form:control-implementation="ooo:com.sun.star.form.component.ComboBox" form:id="control53" form:dropdown="true" form:size="20" form:current-value="не четкие" form:value="не четкие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не четкие"/>
            <form:item form:label="четкие"/>
            <form:item form:label="не ровные"/>
            <form:item form:label="ровные"/>
          </form:combobox>
          <form:combobox form:name="Поле со списком 4" form:control-implementation="ooo:com.sun.star.form.component.ComboBox" form:id="control54" form:dropdown="true" form:size="20" form:current-value="однородная" form:value="однородная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однородная"/>
            <form:item form:label="не однородная"/>
            <form:item form:label="дифузно не однородная"/>
            <form:item form:label="средне зернистая"/>
            <form:item form:label="крупно зернистая"/>
          </form:combobox>
          <form:combobox form:name="Поле со списком 4" form:control-implementation="ooo:com.sun.star.form.component.ComboBox" form:id="control55" form:dropdown="true" form:size="20" form:current-value="без особенностей" form:value="без особенностей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без особенностей"/>
            <form:item form:label="смещается"/>
          </form:combobox>
          <form:combobox form:name="Поле со списком 4" form:control-implementation="ooo:com.sun.star.form.component.ComboBox" form:id="control56" form:dropdown="true" form:size="20" form:current-value="без особенностей" form:value="без особенностей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без особенностей"/>
            <form:item form:label="уплотнены"/>
            <form:item form:label="рыхлые"/>
            <form:item form:label="слоистые"/>
            <form:item form:label="утолщены"/>
            <form:item form:label="слоистые"/>
          </form:combobox>
          <form:combobox form:name="Поле со списком 4" form:control-implementation="ooo:com.sun.star.form.component.ComboBox" form:id="control57" form:dropdown="true" form:size="20" form:current-value="обычно" form:value="обычно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обычно"/>
            <form:item form:label="ниже обычного"/>
          </form:combobox>
          <form:combobox form:name="Поле со списком 4" form:control-implementation="ooo:com.sun.star.form.component.ComboBox" form:id="control58" form:dropdown="true" form:size="20" form:current-value="обычная" form:value="обычная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обычно"/>
            <form:item form:label="повышена"/>
            <form:item form:label="понижена"/>
            <form:item form:label="умеренно повышена"/>
            <form:item form:label="смешанная"/>
            <form:item form:label="сниженная"/>
            <form:item form:label="анэхогенная"/>
          </form:combobox>
          <form:combobox form:name="Поле со списком 4" form:control-implementation="ooo:com.sun.star.form.component.ComboBox" form:id="control59" form:dropdown="true" form:size="20" form:current-value="обычная" form:value="обычная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обычно"/>
            <form:item form:label="повышена"/>
            <form:item form:label="понижена"/>
            <form:item form:label="умеренно повышена"/>
            <form:item form:label="сниженная"/>
          </form:combobox>
          <form:combobox form:name="Поле со списком 4" form:control-implementation="ooo:com.sun.star.form.component.ComboBox" form:id="control60" form:dropdown="true" form:size="20" form:current-value="однородная" form:value="однородная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однородная"/>
            <form:item form:label="не однородная"/>
          </form:combobox>
          <form:combobox form:name="Поле со списком 4" form:control-implementation="ooo:com.sun.star.form.component.ComboBox" form:id="control61" form:dropdown="true" form:size="20" form:current-value="типично" form:value="типично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типично"/>
            <form:item form:label="обычно"/>
          </form:combobox>
          <form:combobox form:name="Поле со списком 4" form:control-implementation="ooo:com.sun.star.form.component.ComboBox" form:id="control62" form:dropdown="true" form:size="20" form:current-value="анэхогенное" form:value="анэхогенное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анэхогенное"/>
            <form:item form:label="эхогенная взвесь"/>
            <form:item form:label="хлопьевидная взвесь"/>
            <form:item form:label="рыхлый пристеночный осадок"/>
          </form:combobox>
          <form:combobox form:name="Поле со списком 3" form:control-implementation="ooo:com.sun.star.form.component.ComboBox" form:id="control63" form:dropdown="true" form:size="20" form:current-value="расширен" form:value="расширен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расширен"/>
            <form:item form:label="не расширен"/>
          </form:combobox>
          <form:combobox form:name="Поле со списком 3" form:control-implementation="ooo:com.sun.star.form.component.ComboBox" form:id="control64" form:dropdown="true" form:size="20" form:current-value="расширен" form:value="расширен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расширен"/>
            <form:item form:label="не расширен"/>
          </form:combobox>
          <form:combobox form:name="Поле со списком 3" form:control-implementation="ooo:com.sun.star.form.component.ComboBox" form:id="control65" form:dropdown="true" form:size="20" form:current-value="не определяются" form:value="не определяются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определяются"/>
            <form:item form:label="не определяются"/>
          </form:combobox>
          <form:combobox form:name="Поле со списком 3" form:control-implementation="ooo:com.sun.star.form.component.ComboBox" form:id="control66" form:dropdown="true" form:size="20" form:current-value="в значительном количестве" form:value="в значительном количестве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в значительном количестве"/>
            <form:item form:label="в умеренном количестве"/>
            <form:item form:label="в небольшом количестве"/>
          </form:combobox>
          <form:combobox form:name="Поле со списком 3" form:control-implementation="ooo:com.sun.star.form.component.ComboBox" form:id="control67" form:dropdown="true" form:size="20" form:current-value="есть" form:value="есть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есть"/>
            <form:item form:label="нет"/>
          </form:combobox>
          <form:combobox form:name="Поле со списком 3" form:control-implementation="ooo:com.sun.star.form.component.ComboBox" form:id="control68" form:dropdown="true" form:size="20" form:current-value="за счет гиперэхогенных точечных включений" form:value="за счет гиперэхогенных точечных включений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за счет гиперэхогенных точечных включений"/>
            <form:item form:label="за счет гипоэхогенных образований"/>
          </form:combobox>
          <form:combobox form:name="Поле со списком 3" form:control-implementation="ooo:com.sun.star.form.component.ComboBox" form:id="control69" form:dropdown="true" form:size="20" form:current-value="Рядом с нижним полюсом образование" form:value="Рядом с нижним полюсом образование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Рядом с нижним полюсом образование"/>
            <form:item form:label="Рядом с верхним полюсом образование"/>
            <form:item form:label="В воротах образование"/>
            <form:item form:label="Рядом с нижним полюсом образования"/>
            <form:item form:label="Рядом с верхним полюсом образования"/>
            <form:item form:label="в воротах образования"/>
          </form:combobox>
          <form:combobox form:name="Поле со списком 3" form:control-implementation="ooo:com.sun.star.form.component.ComboBox" form:id="control70" form:dropdown="true" form:size="20" form:current-value="по структуре и эхогенности аналогичное селезенке" form:value="по структуре и эхогенности аналогичное селезенке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по структуре и эхогенности аналогичное селезенке"/>
            <form:item form:label="по структуре и эхогенности аналогичные селезенке"/>
          </form:combobox>
          <form:combobox form:name="Поле со списком 3" form:control-implementation="ooo:com.sun.star.form.component.ComboBox" form:id="control71" form:dropdown="true" form:size="20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не четкие"/>
            <form:item form:label="четкие"/>
            <form:item form:label="не ровные"/>
            <form:item form:label="ровные"/>
            <form:item form:label="волнистые"/>
            <form:item form:label="бугристые"/>
          </form:combobox>
          <form:combobox form:name="Поле со списком 3" form:control-implementation="ooo:com.sun.star.form.component.ComboBox" form:id="control72" form:dropdown="true" form:size="20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не четкие"/>
            <form:item form:label="четкие"/>
            <form:item form:label="не ровные"/>
            <form:item form:label="ровные"/>
            <form:item form:label="волнистые"/>
            <form:item form:label="бугристые"/>
          </form:combobox>
          <form:combobox form:name="Поле со списком 3" form:control-implementation="ooo:com.sun.star.form.component.ComboBox" form:id="control73" form:dropdown="true" form:size="20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не четкие"/>
            <form:item form:label="четкие"/>
            <form:item form:label="не ровные"/>
            <form:item form:label="ровные"/>
            <form:item form:label="волнистые"/>
            <form:item form:label="бугристые"/>
          </form:combobox>
          <form:combobox form:name="Поле со списком 3" form:control-implementation="ooo:com.sun.star.form.component.ComboBox" form:id="control74" form:dropdown="true" form:size="20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средние"/>
            <form:item form:label="крупнозернистые"/>
            <form:item form:label="среднезернистые"/>
          </form:combobox>
          <form:combobox form:name="Поле со списком 3" form:control-implementation="ooo:com.sun.star.form.component.ComboBox" form:id="control75" form:dropdown="true" form:size="20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с УЗ тенью"/>
            <form:item form:label="без УЗ тени"/>
          </form:combobox>
          <form:combobox form:name="Поле со списком 3" form:control-implementation="ooo:com.sun.star.form.component.ComboBox" form:id="control76" form:dropdown="true" form:size="20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Кровоток есть"/>
            <form:item form:label="Кровотока нет"/>
          </form:combobox>
          <form:combobox form:name="Поле со списком 3" form:control-implementation="ooo:com.sun.star.form.component.ComboBox" form:id="control77" form:dropdown="true" form:size="20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в виде хвоста кометы"/>
          </form:combobox>
          <form:combobox form:name="Поле со списком 3" form:control-implementation="ooo:com.sun.star.form.component.ComboBox" form:id="control78" form:dropdown="true" form:size="20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В стенке гиперэхогенное включение"/>
            <form:item form:label="В стенке гиперэхогенные включения"/>
          </form:combobox>
          <form:combobox form:name="Поле со списком 3" form:control-implementation="ooo:com.sun.star.form.component.ComboBox" form:id="control79" form:dropdown="true" form:size="20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На стенках эхогенные образования в области дна"/>
            <form:item form:label="На стенках эхогенные образования в области воронки"/>
            <form:item form:label="На стенках эхогенные образования в области тела"/>
          </form:combobox>
          <form:combobox form:name="Поле со списком 3" form:control-implementation="ooo:com.sun.star.form.component.ComboBox" form:id="control80" form:dropdown="true" form:size="20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с размерами"/>
          </form:combobox>
          <form:combobox form:name="Поле со списком 3" form:control-implementation="ooo:com.sun.star.form.component.ComboBox" form:id="control81" form:dropdown="true" form:size="20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с размерами"/>
          </form:combobox>
          <form:combobox form:name="Поле со списком 3" form:control-implementation="ooo:com.sun.star.form.component.ComboBox" form:id="control82" form:dropdown="true" form:size="20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по задней стенке гиперэхогенное образование"/>
          </form:combobox>
          <form:combobox form:name="Поле со списком 3" form:control-implementation="ooo:com.sun.star.form.component.ComboBox" form:id="control83" form:dropdown="true" form:size="20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несколько"/>
            <form:item form:label="множественные"/>
            <form:item form:label="единичное"/>
          </form:combobox>
          <form:combobox form:name="Поле со списком 3" form:control-implementation="ooo:com.sun.star.form.component.ComboBox" form:id="control84" form:dropdown="true" form:size="20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не смещаются"/>
            <form:item form:label="смещаются"/>
          </form:combobox>
          <form:combobox form:name="Поле со списком 3" form:control-implementation="ooo:com.sun.star.form.component.ComboBox" form:id="control85" form:dropdown="true" form:size="20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с УЗ тенью"/>
            <form:item form:label="без УЗ тени"/>
          </form:combobox>
          <form:combobox form:name="Поле со списком 3" form:control-implementation="ooo:com.sun.star.form.component.ComboBox" form:id="control86" form:dropdown="true" form:size="20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каплевидная"/>
            <form:item form:label="грушевидная"/>
            <form:item form:label="вытянутая"/>
            <form:item form:label="фригийского колпака"/>
            <form:item form:label="крючка"/>
            <form:item form:label="восьмерки"/>
            <form:item form:label="бумеранга"/>
            <form:item form:label="овоидная"/>
          </form:combobox>
          <form:combobox form:name="Поле со списком 3" form:control-implementation="ooo:com.sun.star.form.component.ComboBox" form:id="control87" form:dropdown="true" form:size="20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деформирован неполный"/>
            <form:item form:label="деформирован полный"/>
            <form:item form:label="деформирован перегиб"/>
            <form:item form:label="деформированы неполные"/>
            <form:item form:label="деформированы полные"/>
            <form:item form:label="деформированы перегибы"/>
          </form:combobox>
          <form:combobox form:name="Поле со списком 3" form:control-implementation="ooo:com.sun.star.form.component.ComboBox" form:id="control88" form:dropdown="true" form:size="20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стабильный"/>
            <form:item form:label="лабильный"/>
            <form:item form:label="стабильные"/>
            <form:item form:label="лабильные"/>
          </form:combobox>
          <form:combobox form:name="Поле со списком 3" form:control-implementation="ooo:com.sun.star.form.component.ComboBox" form:id="control89" form:dropdown="true" form:size="20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за счет очагов повышенной и пониженной эхогенности"/>
            <form:item form:label="за счет очагов пониженной эхогенности"/>
            <form:item form:label="за счет очагов повышенной эхогенности"/>
            <form:item form:label="за счет образований едичных"/>
            <form:item form:label="за счет образований множественных"/>
            <form:item form:label="за счет образования анэхогенного"/>
            <form:item form:label="за счет образований анэхогенных"/>
            <form:item form:label="за счет образования гиперэхогенного"/>
            <form:item form:label="за счет образований гиперэхогенных"/>
            <form:item form:label="за счет гиперэхогенных включений"/>
            <form:item form:label="гипоэхогенный ободок"/>
            <form:item form:label="эхогенная капсула"/>
            <form:item form:label="за счет образования в головке"/>
            <form:item form:label="за счет образования в теле"/>
            <form:item form:label="за счет образования в хвосте"/>
            <form:item form:label="за счет образований в головке"/>
            <form:item form:label="за счет образований в теле"/>
            <form:item form:label="за счет образований в хвосте"/>
          </form:combobox>
          <form:combobox form:name="Поле со списком 1" form:control-implementation="ooo:com.sun.star.form.component.ComboBox" form:id="control90" form:dropdown="true" form:size="20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Батрак С.И."/>
            <form:item form:label="Леткина З.Ю."/>
            <form:item form:label="Перлова Е.В."/>
            <form:item form:label="Сотиболдиев А.И."/>
            <form:item form:label="Шпилевая Н.Н."/>
            <form:item form:label="Зубкова Т.М."/>
            <form:item form:label="Алиджанова М.В."/>
          </form:combobox>
          <form:combobox form:name="Поле со списком 2" form:control-implementation="ooo:com.sun.star.form.component.ComboBox" form:id="control91" form:dropdown="true" form:size="20" form:current-value="не четкие" form:value="не четкие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не четкие"/>
            <form:item form:label="четкие"/>
            <form:item form:label="не ровные"/>
            <form:item form:label="ровные"/>
          </form:combobox>
        </form:form>
      </office:forms>
      <text:variable-decls>
        <text:variable-decl office:value-type="string" text:name="00081090"/>
        <text:variable-decl office:value-type="string" text:name="00080020"/>
        <text:variable-decl office:value-type="string" text:name="00100010"/>
        <text:variable-decl office:value-type="string" text:name="00100030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control text:anchor-type="page" text:anchor-page-number="1" draw:z-index="1" draw:style-name="gr1" draw:text-style-name="P18" svg:width="1.706cm" svg:height="0.5cm" svg:x="2.233cm" svg:y="4.794cm" draw:control="control1"/>
      <draw:control text:anchor-type="page" text:anchor-page-number="1" draw:z-index="2" draw:style-name="gr1" draw:text-style-name="P18" svg:width="4.493cm" svg:height="0.5cm" svg:x="2.233cm" svg:y="5.793cm" draw:control="control2"/>
      <draw:control text:anchor-type="page" text:anchor-page-number="1" draw:z-index="3" draw:style-name="gr1" draw:text-style-name="P18" svg:width="1.502cm" svg:height="0.5cm" svg:x="11.804cm" svg:y="5.821cm" draw:control="control3"/>
      <draw:control text:anchor-type="page" text:anchor-page-number="1" draw:z-index="4" draw:style-name="gr2" draw:text-style-name="P18" svg:width="3.53cm" svg:height="0.5cm" svg:x="2.233cm" svg:y="5.293cm" draw:control="control4"/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11"><draw:frame draw:style-name="fr1" draw:name="Графический объект2" text:anchor-type="paragraph" svg:x="0.31cm" svg:y="0.116cm" svg:width="1.207cm" svg:height="1.309cm" draw:z-index="0"><draw:image xlink:href="Pictures/200000070000082B000008CA6B55A114.svm" xlink:type="simple" xlink:show="embed" xlink:actuate="onLoad"/></draw:frame></text:p>
          </table:table-cell>
          <table:table-cell table:style-name="Таблица1.B1" office:value-type="string">
            <text:p text:style-name="P3">МУЗ «Клиническая городская поликлиника №1»</text:p>
            <text:p text:style-name="P4">Отделение функциональной и УЗ диагностики</text:p>
            <text:p text:style-name="P4">г. Сургут, <text:s/>ул. Студенческая, 18 <text:s/><text:span text:style-name="T2">тел.</text:span> 31-92-27</text:p>
            <text:p text:style-name="P4"><text:s text:c="18"/>ул. Сибирская, 14/2 <text:s/><text:span text:style-name="T2">тел.</text:span> <text:s/>52-56-18 </text:p>
          </table:table-cell>
        </table:table-row>
      </table:table>
      <text:h text:style-name="P17" text:outline-level="1"/>
      <text:h text:style-name="P17" text:outline-level="1">ПРОТОКОЛ</text:h>
      <text:p text:style-name="P5">УЛЬТРАЗВУКОВОГО ИССЛЕДОВАНИЯ ОРГАНОВ БРЮШНОЙ ПОЛОСТИ </text:p>
      <text:p text:style-name="P5"/>
      <text:p text:style-name="P5"><draw:control text:anchor-type="paragraph" draw:z-index="5" draw:style-name="gr3" draw:text-style-name="P19" svg:width="11.875cm" svg:height="0.421cm" svg:x="1.744cm" svg:y="0.203cm" draw:control="control5"/></text:p>
      <text:p text:style-name="P2"><draw:control text:anchor-type="paragraph" draw:z-index="6" draw:style-name="gr3" draw:text-style-name="P19" svg:width="2.664cm" svg:height="0.421cm" svg:x="3.35cm" svg:y="0.295cm" draw:control="control6"/></text:p>
      <text:p text:style-name="P2"><draw:control text:anchor-type="paragraph" draw:z-index="7" draw:style-name="gr3" draw:text-style-name="P19" svg:width="5.529cm" svg:height="0.421cm" svg:x="4.101cm" svg:y="0.307cm" draw:control="control7"/><draw:control text:anchor-type="paragraph" draw:z-index="8" draw:style-name="gr3" draw:text-style-name="P19" svg:width="2.421cm" svg:height="0.421cm" svg:x="11.199cm" svg:y="0.335cm" draw:control="control8"/></text:p>
      <text:p text:style-name="Standard"/>
      <text:p text:style-name="Standard"/>
      <text:p text:style-name="P15">Печень: контуры <text:bookmark-start text:name="ПеченьКонтуры1"/><draw:control text:anchor-type="as-char" svg:y="-0.296cm" draw:z-index="42" draw:style-name="gr6" draw:text-style-name="P24" svg:width="2.551cm" svg:height="0.35cm" draw:control="control42"/><text:bookmark-end text:name="ПеченьКонтуры1"/> <text:bookmark-start text:name="ПеченьКонтуры3"/><draw:control text:anchor-type="as-char" svg:y="-0.296cm" draw:z-index="44" draw:style-name="gr6" draw:text-style-name="P24" svg:width="2.551cm" svg:height="0.35cm" draw:control="control44"/><text:bookmark-end text:name="ПеченьКонтуры3"/> <draw:control text:anchor-type="as-char" svg:y="-0.296cm" draw:z-index="43" draw:style-name="gr6" draw:text-style-name="P24" svg:width="2.551cm" svg:height="0.35cm" draw:control="control43"/> Размеры: <draw:control text:anchor-type="as-char" svg:y="-0.332cm" draw:z-index="45" draw:style-name="gr6" draw:text-style-name="P24" svg:width="2.042cm" svg:height="0.35cm" draw:control="control45"/> <text:bookmark-start text:name="ПеченьРазмерыСписок"/><draw:control text:anchor-type="as-char" svg:y="-0.332cm" draw:z-index="48" draw:style-name="gr6" draw:text-style-name="P24" svg:width="2.742cm" svg:height="0.35cm" draw:control="control48"/><text:bookmark-end text:name="ПеченьРазмерыСписок"/> <text:bookmark-start text:name="ПеченьРазмерыЗаСчет"/><text:s/><text:bookmark-end text:name="ПеченьРазмерыЗаСчет"/>правая доля <text:bookmark-start text:name="ПраваяДоля"/><draw:control text:anchor-type="as-char" svg:y="-0.272cm" draw:z-index="12" draw:style-name="gr6" draw:text-style-name="P22" svg:width="0.657cm" svg:height="0.35cm" draw:control="control12"/><text:bookmark-end text:name="ПраваяДоля"/> (мм); левая доля <text:bookmark-start text:name="ЛеваяДоля"/><draw:control text:anchor-type="as-char" svg:y="-0.277cm" draw:z-index="13" draw:style-name="gr6" draw:text-style-name="P22" svg:width="0.622cm" svg:height="0.35cm" draw:control="control13"/><text:bookmark-end text:name="ЛеваяДоля"/> (мм); хвостатая доля <text:bookmark-start text:name="ХвостоваяДоля"/><draw:control text:anchor-type="as-char" svg:y="-0.259cm" draw:z-index="14" draw:style-name="gr6" draw:text-style-name="P22" svg:width="0.606cm" svg:height="0.35cm" draw:control="control14"/><text:bookmark-end text:name="ХвостоваяДоля"/> (мм); КВР <text:bookmark-start text:name="КВР"/><draw:control text:anchor-type="as-char" svg:y="-0.295cm" draw:z-index="15" draw:style-name="gr6" draw:text-style-name="P22" svg:width="0.683cm" svg:height="0.35cm" draw:control="control15"/><text:bookmark-end text:name="КВР"/> (мм). Эхогенность: <draw:control text:anchor-type="as-char" svg:y="-0.325cm" draw:z-index="47" draw:style-name="gr6" draw:text-style-name="P24" svg:width="2.066cm" svg:height="0.35cm" draw:control="control47"/> <text:s text:c="21"/><text:bookmark-start text:name="ПолеСоСписком1"/><text:bookmark-end text:name="ПолеСоСписком1"/></text:p>
      <text:p text:style-name="P15"><text:span text:style-name="T17">Структура</text:span><text:span text:style-name="T22"> </text:span><text:span text:style-name="T22"><draw:control text:anchor-type="as-char" svg:y="-0.22cm" draw:z-index="46" draw:style-name="gr6" draw:text-style-name="P24" svg:width="2.082cm" svg:height="0.35cm" draw:control="control46"/></text:span><text:span text:style-name="T22"> </text:span><text:bookmark-start text:name="ТекстовоеПоле81"/><draw:control text:anchor-type="as-char" svg:y="-0.168cm" draw:z-index="16" draw:style-name="gr6" draw:text-style-name="P22" svg:width="0.78cm" svg:height="0.35cm" draw:control="control16"/><text:bookmark-end text:name="ТекстовоеПоле81"/><text:bookmark-start text:name="ПеченьСтруктура"/></text:p>
      <text:p text:style-name="P9"><text:bookmark-end text:name="ПеченьСтруктура"/><text:span text:style-name="T4">Сосудистый рисунок</text:span><text:span text:style-name="T3">: </text:span><text:span text:style-name="T3"><draw:control text:anchor-type="as-char" svg:y="-0.332cm" draw:z-index="49" draw:style-name="gr6" draw:text-style-name="P24" svg:width="1.601cm" svg:height="0.35cm" draw:control="control49"/></text:span><text:bookmark-start text:name="СосудистыйРисунок"/><text:span text:style-name="T3"> Сосуды </text:span><text:bookmark-end text:name="СосудистыйРисунок"/><text:span text:style-name="T3"><draw:control text:anchor-type="as-char" svg:y="-0.332cm" draw:z-index="50" draw:style-name="gr6" draw:text-style-name="P24" svg:width="2.243cm" svg:height="0.35cm" draw:control="control50"/></text:span><text:span text:style-name="T3"> </text:span><text:span text:style-name="T3"><draw:control text:anchor-type="as-char" svg:y="-0.383cm" draw:z-index="17" draw:style-name="gr6" draw:text-style-name="P22" svg:width="0.888cm" svg:height="0.35cm" draw:control="control17"/></text:span></text:p>
      <text:p text:style-name="P9"><text:span text:style-name="T3">Воротная вена </text:span><text:bookmark-start text:name="ВоротнаяВена"/><text:span text:style-name="T3"><draw:control text:anchor-type="as-char" svg:y="-0.242cm" draw:z-index="18" draw:style-name="gr6" draw:text-style-name="P23" svg:width="0.888cm" svg:height="0.35cm" draw:control="control18"/></text:span><text:bookmark-end text:name="ВоротнаяВена"/><text:span text:style-name="T3"> (мм), стенки </text:span><text:span text:style-name="T3"><draw:control text:anchor-type="as-char" svg:y="-0.332cm" draw:z-index="51" draw:style-name="gr6" draw:text-style-name="P24" svg:width="2.243cm" svg:height="0.35cm" draw:control="control51"/></text:span><text:span text:style-name="T3">. </text:span><text:span text:style-name="T11">Левая долевая ветвь воротной вены </text:span><text:bookmark-start text:name="ЛевДолВетьВоротВены"/><text:span text:style-name="T11"><draw:control text:anchor-type="as-char" svg:y="-0.383cm" draw:z-index="19" draw:style-name="gr6" draw:text-style-name="P23" svg:width="0.888cm" svg:height="0.35cm" draw:control="control19"/></text:span><text:bookmark-end text:name="ЛевДолВетьВоротВены"/><text:span text:style-name="T11"> (мм).</text:span></text:p>
      <text:p text:style-name="P9"><text:span text:style-name="T3">Внутрипеченочные желчные протоки </text:span><text:span text:style-name="T3"><draw:control text:anchor-type="as-char" svg:y="-0.332cm" draw:z-index="52" draw:style-name="gr6" draw:text-style-name="P24" svg:width="2.243cm" svg:height="0.35cm" draw:control="control52"/></text:span><text:bookmark-start text:name="ВнутПечечЖелчныеПрот"/><text:span text:style-name="T3"> холедох в области ворот </text:span><text:bookmark-end text:name="ВнутПечечЖелчныеПрот"/><text:bookmark-start text:name="ХоледохВОблВорот"/><text:span text:style-name="T3"><draw:control text:anchor-type="as-char" svg:y="-0.383cm" draw:z-index="20" draw:style-name="gr6" draw:text-style-name="P23" svg:width="0.888cm" svg:height="0.35cm" draw:control="control20"/></text:span><text:bookmark-end text:name="ХоледохВОблВорот"/><text:span text:style-name="T3"> (</text:span><text:span text:style-name="T13">мм).</text:span></text:p>
      <text:p text:style-name="P9"><text:span text:style-name="T3">Левый долевой проток </text:span><text:bookmark-start text:name="ЛевыйДолевойПроток"/><text:span text:style-name="T3"><draw:control text:anchor-type="as-char" svg:y="-0.259cm" draw:z-index="21" draw:style-name="gr6" draw:text-style-name="P23" svg:width="0.888cm" svg:height="0.35cm" draw:control="control21"/></text:span><text:bookmark-end text:name="ЛевыйДолевойПроток"/><text:span text:style-name="T3"> (мм).</text:span></text:p>
      <text:p text:style-name="P9"><text:span text:style-name="T5">Желчный пузырь:</text:span><text:span text:style-name="T3"> расположен <text:s/></text:span><text:span text:style-name="T3"><draw:control text:anchor-type="as-char" svg:y="-0.272cm" draw:z-index="57" draw:style-name="gr6" draw:text-style-name="P24" svg:width="2.823cm" svg:height="0.35cm" draw:control="control57"/></text:span><text:bookmark-start text:name="ЖПрасположен"/><text:span text:style-name="T3"> </text:span><text:bookmark-end text:name="ЖПрасположен"/><text:span text:style-name="T4">Форма</text:span><text:span text:style-name="T3"> </text:span><text:bookmark-start text:name="ПолеСоСписком3"/><text:span text:style-name="T3"><text:s/></text:span><text:bookmark-end text:name="ПолеСоСписком3"/><text:span text:style-name="T3"><draw:control text:anchor-type="as-char" svg:y="-0.272cm" draw:z-index="86" draw:style-name="gr6" draw:text-style-name="P24" svg:width="1.232cm" svg:height="0.35cm" draw:control="control86"/></text:span><text:span text:style-name="T3"> </text:span><text:span text:style-name="T3"><draw:control text:anchor-type="as-char" svg:y="-0.272cm" draw:z-index="87" draw:style-name="gr6" draw:text-style-name="P24" svg:width="1.11cm" svg:height="0.35cm" draw:control="control87"/></text:span><text:bookmark-start text:name="ПолеСоСписком4"/><text:span text:style-name="T3"> </text:span><text:bookmark-end text:name="ПолеСоСписком4"/><text:span text:style-name="T3"><draw:control text:anchor-type="as-char" svg:y="-0.272cm" draw:z-index="88" draw:style-name="gr6" draw:text-style-name="P24" svg:width="1.057cm" svg:height="0.35cm" draw:control="control88"/></text:span><text:span text:style-name="T3"> </text:span><text:span text:style-name="T3"><draw:control text:anchor-type="as-char" svg:y="-0.295cm" draw:z-index="22" draw:style-name="gr6" draw:text-style-name="P23" svg:width="0.888cm" svg:height="0.35cm" draw:control="control22"/></text:span><text:span text:style-name="T3"> <text:s/></text:span><text:span text:style-name="T4">Размеры</text:span><text:span text:style-name="T3"> </text:span><text:bookmark-start text:name="ЖулчПузРазмеры"/><text:span text:style-name="T3"><draw:control text:anchor-type="as-char" svg:y="-0.277cm" draw:z-index="23" draw:style-name="gr6" draw:text-style-name="P23" svg:width="0.888cm" svg:height="0.35cm" draw:control="control23"/></text:span><text:bookmark-end text:name="ЖулчПузРазмеры"/><text:span text:style-name="T3"> (мм); </text:span></text:p>
      <text:p text:style-name="P9"><text:span text:style-name="T12">Стенки </text:span><text:bookmark-start text:name="ПолеСоСписком5"/><text:span text:style-name="T11"><text:s/></text:span><text:bookmark-end text:name="ПолеСоСписком5"/><text:span text:style-name="T11"><draw:control text:anchor-type="as-char" svg:y="-0.272cm" draw:z-index="56" draw:style-name="gr6" draw:text-style-name="P24" svg:width="2.823cm" svg:height="0.35cm" draw:control="control56"/></text:span><text:span text:style-name="T11">. </text:span><text:span text:style-name="T11"><draw:control text:anchor-type="as-char" svg:y="-0.272cm" draw:z-index="79" draw:style-name="gr6" draw:text-style-name="P24" svg:width="1.137cm" svg:height="0.35cm" draw:control="control79"/></text:span><text:bookmark-start text:name="Стенки2"/><text:span text:style-name="T11"> </text:span><text:bookmark-end text:name="Стенки2"/><text:bookmark-start text:name="Стенки3"/><text:span text:style-name="T11"><draw:control text:anchor-type="as-char" svg:y="-0.272cm" draw:z-index="80" draw:style-name="gr6" draw:text-style-name="P24" svg:width="1.137cm" svg:height="0.35cm" draw:control="control80"/></text:span><text:bookmark-end text:name="Стенки3"/><text:span text:style-name="T11"> </text:span><text:bookmark-start text:name="Стенки4"/><text:span text:style-name="T11"><draw:control text:anchor-type="as-char" svg:y="-0.277cm" draw:z-index="24" draw:style-name="gr6" draw:text-style-name="P23" svg:width="0.888cm" svg:height="0.35cm" draw:control="control24"/></text:span><text:bookmark-end text:name="Стенки4"/><text:span text:style-name="T11"> </text:span><text:bookmark-start text:name="ПолеСоСписком8"/><text:span text:style-name="T11"><text:s/></text:span><text:bookmark-end text:name="ПолеСоСписком8"/><text:bookmark-start text:name="Стенки5"/><text:span text:style-name="T11"><draw:control text:anchor-type="as-char" svg:y="-0.272cm" draw:z-index="84" draw:style-name="gr6" draw:text-style-name="P24" svg:width="1.137cm" svg:height="0.35cm" draw:control="control84"/></text:span><text:bookmark-end text:name="Стенки5"/><text:span text:style-name="T11"> </text:span><text:bookmark-start text:name="Стенки6"/><text:span text:style-name="T11"><draw:control text:anchor-type="as-char" svg:y="-0.272cm" draw:z-index="85" draw:style-name="gr6" draw:text-style-name="P24" svg:width="1.251cm" svg:height="0.35cm" draw:control="control85"/></text:span><text:bookmark-end text:name="Стенки6"/><text:span text:style-name="T11">. <text:s/></text:span><text:span text:style-name="T11"><draw:control text:anchor-type="as-char" svg:y="-0.272cm" draw:z-index="76" draw:style-name="gr6" draw:text-style-name="P24" svg:width="1.137cm" svg:height="0.35cm" draw:control="control76"/></text:span><text:bookmark-start text:name="Стенки7"/><text:span text:style-name="T11"> </text:span><text:bookmark-end text:name="Стенки7"/><text:span text:style-name="T11"><draw:control text:anchor-type="as-char" svg:y="-0.277cm" draw:z-index="25" draw:style-name="gr6" draw:text-style-name="P23" svg:width="0.888cm" svg:height="0.35cm" draw:control="control25"/></text:span><text:span text:style-name="T11">. </text:span><text:span text:style-name="T11"><draw:control text:anchor-type="as-char" svg:y="-0.272cm" draw:z-index="78" draw:style-name="gr6" draw:text-style-name="P24" svg:width="1.137cm" svg:height="0.35cm" draw:control="control78"/></text:span><text:bookmark-start text:name="Стенки8"/><text:span text:style-name="T11"> </text:span><text:bookmark-end text:name="Стенки8"/><text:bookmark-start text:name="Стенки9"/><text:span text:style-name="T11"><draw:control text:anchor-type="as-char" svg:y="-0.272cm" draw:z-index="77" draw:style-name="gr6" draw:text-style-name="P24" svg:width="1.137cm" svg:height="0.35cm" draw:control="control77"/></text:span><text:bookmark-end text:name="Стенки9"/><text:span text:style-name="T11">.</text:span><text:span text:style-name="T3"> </text:span></text:p>
      <text:p text:style-name="P9"><text:span text:style-name="T3">Толщина стенок </text:span><text:bookmark-start text:name="ЖелчПузТолщСтенок"/><text:span text:style-name="T3"><draw:control text:anchor-type="as-char" svg:y="-0.259cm" draw:z-index="26" draw:style-name="gr6" draw:text-style-name="P23" svg:width="0.888cm" svg:height="0.35cm" draw:control="control26"/></text:span><text:bookmark-end text:name="ЖелчПузТолщСтенок"/><text:span text:style-name="T3"> (норма-1,5-3,0 мм.)</text:span></text:p>
      <text:p text:style-name="P9"><text:span text:style-name="T4">Содержимое полости желчного пузыря</text:span><text:span text:style-name="T3"> </text:span><text:bookmark-start text:name="ПолеСоСписком11"/><text:span text:style-name="T3"><text:s/></text:span><text:bookmark-end text:name="ПолеСоСписком11"/><text:span text:style-name="T3"><draw:control text:anchor-type="as-char" svg:y="-0.272cm" draw:z-index="62" draw:style-name="gr6" draw:text-style-name="P24" svg:width="2.34cm" svg:height="0.35cm" draw:control="control62"/></text:span><text:span text:style-name="T3"> </text:span><text:span text:style-name="T3"><draw:control text:anchor-type="as-char" svg:y="-0.272cm" draw:z-index="27" draw:style-name="gr6" draw:text-style-name="P23" svg:width="0.888cm" svg:height="0.35cm" draw:control="control27"/></text:span><text:span text:style-name="T3"> </text:span><text:bookmark-start text:name="СодерПолосЖелчПуз"/><text:span text:style-name="T3"><draw:control text:anchor-type="as-char" svg:y="-0.272cm" draw:z-index="82" draw:style-name="gr6" draw:text-style-name="P24" svg:width="1.137cm" svg:height="0.35cm" draw:control="control82"/></text:span><text:bookmark-end text:name="СодерПолосЖелчПуз"/><text:span text:style-name="T3"> </text:span><text:bookmark-start text:name="ПолеСоСписком23"/><text:span text:style-name="T3"><draw:control text:anchor-type="as-char" svg:y="-0.272cm" draw:z-index="83" draw:style-name="gr6" draw:text-style-name="P24" svg:width="1.137cm" svg:height="0.35cm" draw:control="control83"/></text:span><text:bookmark-end text:name="ПолеСоСписком23"/><text:span text:style-name="T3"> </text:span><text:bookmark-start text:name="ПолеСоСписком34"/><text:span text:style-name="T3"><draw:control text:anchor-type="as-char" svg:y="-0.272cm" draw:z-index="81" draw:style-name="gr6" draw:text-style-name="P24" svg:width="1.137cm" svg:height="0.35cm" draw:control="control81"/></text:span><text:bookmark-end text:name="ПолеСоСписком34"/><text:span text:style-name="T3"> </text:span><text:bookmark-start text:name="ТекстовоеПоле75"/><text:span text:style-name="T3"><draw:control text:anchor-type="as-char" svg:y="-0.272cm" draw:z-index="28" draw:style-name="gr6" draw:text-style-name="P23" svg:width="0.888cm" svg:height="0.35cm" draw:control="control28"/></text:span><text:bookmark-end text:name="ТекстовоеПоле75"/><text:span text:style-name="T3"> </text:span><text:span text:style-name="T3"><draw:control text:anchor-type="as-char" svg:y="-0.272cm" draw:z-index="75" draw:style-name="gr6" draw:text-style-name="P24" svg:width="1.534cm" svg:height="0.35cm" draw:control="control75"/></text:span><text:bookmark-start text:name="ПолеСоСписком13"/><text:span text:style-name="T3"> </text:span><text:bookmark-end text:name="ПолеСоСписком13"/><text:span text:style-name="T4">Структура прилежащей ткани печени</text:span><text:span text:style-name="T3"> </text:span><text:bookmark-start text:name="ПолеСоСписком14"/><text:span text:style-name="T3"><text:s/></text:span><text:bookmark-end text:name="ПолеСоСписком14"/><text:span text:style-name="T3"><draw:control text:anchor-type="as-char" svg:y="-0.332cm" draw:z-index="55" draw:style-name="gr6" draw:text-style-name="P24" svg:width="2.823cm" svg:height="0.35cm" draw:control="control55"/></text:span><text:span text:style-name="T3"> </text:span><text:bookmark-start text:name="Текст"/><text:span text:style-name="T3"><draw:control text:anchor-type="as-char" svg:y="-0.295cm" draw:z-index="29" draw:style-name="gr6" draw:text-style-name="P23" svg:width="0.888cm" svg:height="0.38cm" draw:control="control29"/></text:span><text:bookmark-end text:name="Текст"/></text:p>
      <text:p text:style-name="P9"><text:span text:style-name="T4">Поджелудочная железа:</text:span><text:span text:style-name="T3"> расположена </text:span><text:span text:style-name="T3"><draw:control text:anchor-type="as-char" svg:y="-0.272cm" draw:z-index="61" draw:style-name="gr6" draw:text-style-name="P24" svg:width="1.652cm" svg:height="0.35cm" draw:control="control61"/></text:span><text:bookmark-start text:name="РасположениеПЖ"/><text:span text:style-name="T3"> контуры </text:span><text:bookmark-end text:name="РасположениеПЖ"/><text:span text:style-name="T3"><draw:control text:anchor-type="as-char" svg:y="-0.296cm" draw:z-index="71" draw:style-name="gr6" draw:text-style-name="P24" svg:width="2.551cm" svg:height="0.35cm" draw:control="control71"/></text:span><text:span text:style-name="T3"> </text:span><text:span text:style-name="T3"><draw:control text:anchor-type="as-char" svg:y="-0.296cm" draw:z-index="72" draw:style-name="gr6" draw:text-style-name="P24" svg:width="2.551cm" svg:height="0.35cm" draw:control="control72"/></text:span><text:span text:style-name="T3"> </text:span><text:span text:style-name="T3"><draw:control text:anchor-type="as-char" svg:y="-0.296cm" draw:z-index="73" draw:style-name="gr6" draw:text-style-name="P24" svg:width="2.551cm" svg:height="0.35cm" draw:control="control73"/></text:span><text:span text:style-name="T3"> </text:span><text:span text:style-name="T12">Размеры</text:span><text:span text:style-name="T11">: головка </text:span><text:bookmark-start text:name="ПЖРазмерыГоловка"/><text:span text:style-name="T11"><draw:control text:anchor-type="as-char" svg:y="-0.383cm" draw:z-index="30" draw:style-name="gr6" draw:text-style-name="P23" svg:width="0.888cm" svg:height="0.35cm" draw:control="control30"/></text:span><text:bookmark-end text:name="ПЖРазмерыГоловка"/><text:span text:style-name="T11"> (мм); </text:span><text:span text:style-name="T3">тело </text:span><text:bookmark-start text:name="ПЖТело"/><text:span text:style-name="T3"><draw:control text:anchor-type="as-char" svg:y="-0.27cm" draw:z-index="32" draw:style-name="gr6" draw:text-style-name="P23" svg:width="0.888cm" svg:height="0.35cm" draw:control="control32"/></text:span><text:bookmark-end text:name="ПЖТело"/><text:span text:style-name="T3"> (мм);</text:span><text:span text:style-name="T11"> </text:span><text:span text:style-name="T3">хвост </text:span><text:bookmark-start text:name="ПЖХвост"/><text:span text:style-name="T3"><draw:control text:anchor-type="as-char" svg:y="-0.277cm" draw:z-index="31" draw:style-name="gr6" draw:text-style-name="P23" svg:width="0.888cm" svg:height="0.35cm" draw:control="control31"/></text:span><text:bookmark-end text:name="ПЖХвост"/><text:span text:style-name="T3"> (мм);</text:span><text:span text:style-name="T11"> Эхогенность <text:s/></text:span><text:span text:style-name="T11"><draw:control text:anchor-type="as-char" svg:y="-0.272cm" draw:z-index="58" draw:style-name="gr6" draw:text-style-name="P24" svg:width="2.2cm" svg:height="0.35cm" draw:control="control58"/></text:span><text:bookmark-start text:name="ПолеСоСписком15"/><text:bookmark-end text:name="ПолеСоСписком15"/></text:p>
      <text:p text:style-name="P9"><text:span text:style-name="T4">Структура</text:span><text:span text:style-name="T3"> <text:s/></text:span><text:span text:style-name="T3"><draw:control text:anchor-type="as-char" svg:y="-0.272cm" draw:z-index="54" draw:style-name="gr6" draw:text-style-name="P24" svg:width="2.823cm" svg:height="0.35cm" draw:control="control54"/></text:span><text:bookmark-start text:name="СтруктураПЖ1"/><text:span text:style-name="T3"> </text:span><text:bookmark-end text:name="СтруктураПЖ1"/><text:span text:style-name="T3"><text:s/></text:span><text:bookmark-start text:name="СтруктураПЖ2"/><text:span text:style-name="T3"><draw:control text:anchor-type="as-char" svg:y="-0.259cm" draw:z-index="33" draw:style-name="gr6" draw:text-style-name="P23" svg:width="0.888cm" svg:height="0.35cm" draw:control="control33"/></text:span><text:bookmark-end text:name="СтруктураПЖ2"/><text:span text:style-name="T3"> </text:span><text:span text:style-name="T3"><draw:control text:anchor-type="as-char" svg:y="-0.272cm" draw:z-index="89" draw:style-name="gr6" draw:text-style-name="P24" svg:width="3.843cm" svg:height="0.35cm" draw:control="control89"/></text:span><text:bookmark-start text:name="СтруктцураПЖ3"/><text:span text:style-name="T3"> </text:span><text:bookmark-end text:name="СтруктцураПЖ3"/><text:span text:style-name="T3"><draw:control text:anchor-type="as-char" svg:y="-0.272cm" draw:z-index="74" draw:style-name="gr6" draw:text-style-name="P24" svg:width="2.872cm" svg:height="0.35cm" draw:control="control74"/></text:span></text:p>
      <text:p text:style-name="P9"><text:bookmark-start text:name="СтруктураПЖ4"/><text:bookmark-end text:name="СтруктураПЖ4"/><text:span text:style-name="T5">Селезенка:</text:span><text:span text:style-name="T3"> контуры </text:span><text:span text:style-name="T3"><draw:control text:anchor-type="as-char" svg:y="-0.263cm" draw:z-index="91" draw:style-name="gr7" draw:text-style-name="P24" svg:width="1.758cm" svg:height="0.35cm" draw:control="control91"/></text:span><text:span text:style-name="T3"> </text:span><text:bookmark-start text:name="СелезенкаКонтуры2"/><text:span text:style-name="T3"><draw:control text:anchor-type="as-char" svg:y="-0.27cm" draw:z-index="53" draw:style-name="gr6" draw:text-style-name="P24" svg:width="1.758cm" svg:height="0.35cm" draw:control="control53"/></text:span><text:bookmark-end text:name="СелезенкаКонтуры2"/><text:span text:style-name="T3"> Размеры: длина </text:span><text:bookmark-start text:name="СелезенкаДлина"/><text:span text:style-name="T3"><draw:control text:anchor-type="as-char" svg:y="-0.383cm" draw:z-index="34" draw:style-name="gr6" draw:text-style-name="P23" svg:width="0.888cm" svg:height="0.35cm" draw:control="control34"/></text:span><text:bookmark-end text:name="СелезенкаДлина"/><text:span text:style-name="T3"> (</text:span><text:span text:style-name="T10">мм);</text:span><text:span text:style-name="T3"> ширина </text:span><text:bookmark-start text:name="СелезенкаШирина"/><text:span text:style-name="T3"><draw:control text:anchor-type="as-char" svg:y="-0.383cm" draw:z-index="35" draw:style-name="gr6" draw:text-style-name="P23" svg:width="0.888cm" svg:height="0.35cm" draw:control="control35"/></text:span><text:bookmark-end text:name="СелезенкаШирина"/><text:span text:style-name="T3"> (</text:span><text:span text:style-name="T14">мм);</text:span><text:span text:style-name="T3"> </text:span></text:p>
      <text:p text:style-name="P9"><text:span text:style-name="T3">толщина </text:span><text:bookmark-start text:name="СеоезенкаТолщина"/><text:span text:style-name="T3"><draw:control text:anchor-type="as-char" svg:y="-0.383cm" draw:z-index="36" draw:style-name="gr6" draw:text-style-name="P23" svg:width="0.888cm" svg:height="0.35cm" draw:control="control36"/></text:span><text:bookmark-end text:name="СеоезенкаТолщина"/><text:span text:style-name="T3"> (</text:span><text:span text:style-name="T14">мм),</text:span><text:span text:style-name="T3"> </text:span><text:span text:style-name="T14">площадь </text:span><text:bookmark-start text:name="СелезенкаПлощадь"/><text:span text:style-name="T14"><draw:control text:anchor-type="as-char" svg:y="-0.383cm" draw:z-index="37" draw:style-name="gr6" draw:text-style-name="P23" svg:width="0.888cm" svg:height="0.35cm" draw:control="control37"/></text:span><text:bookmark-end text:name="СелезенкаПлощадь"/><text:span text:style-name="T14"> (мм)</text:span><text:span text:style-name="T3"> </text:span><text:span text:style-name="T11">Эхогенность </text:span><text:bookmark-start text:name="ПолеСоСписком21"/><text:span text:style-name="T11"><text:s/></text:span><text:bookmark-end text:name="ПолеСоСписком21"/><text:span text:style-name="T11"><draw:control text:anchor-type="as-char" svg:y="-0.272cm" draw:z-index="59" draw:style-name="gr6" draw:text-style-name="P24" svg:width="2.823cm" svg:height="0.35cm" draw:control="control59"/></text:span><text:span text:style-name="T3"> </text:span></text:p>
      <text:p text:style-name="P9"><text:span text:style-name="T3">Структура </text:span><text:bookmark-start text:name="ПолеСоСписком22"/><text:span text:style-name="T3"><draw:control text:anchor-type="as-char" svg:y="-0.272cm" draw:z-index="60" draw:style-name="gr6" draw:text-style-name="P24" svg:width="2.216cm" svg:height="0.35cm" draw:control="control60"/></text:span><text:bookmark-end text:name="ПолеСоСписком22"/><text:span text:style-name="T3"> </text:span><text:span text:style-name="T3"><draw:control text:anchor-type="as-char" svg:y="-0.272cm" draw:z-index="68" draw:style-name="gr6" draw:text-style-name="P24" svg:width="5.991cm" svg:height="0.35cm" draw:control="control68"/></text:span><text:bookmark-start text:name="ПолеСоСписком26"/><text:span text:style-name="T3">. </text:span><text:bookmark-end text:name="ПолеСоСписком26"/><text:span text:style-name="T3"><draw:control text:anchor-type="as-char" svg:y="-0.272cm" draw:z-index="69" draw:style-name="gr6" draw:text-style-name="P24" svg:width="5.626cm" svg:height="0.35cm" draw:control="control69"/></text:span><text:bookmark-start text:name="ПолеСоСписком27"/><text:bookmark-start text:name="ПолеСоСписком30"/><text:span text:style-name="T3"> </text:span><text:bookmark-end text:name="ПолеСоСписком30"/><text:span text:style-name="T3"><text:s/></text:span><text:bookmark-end text:name="ПолеСоСписком27"/><text:span text:style-name="T3"><draw:control text:anchor-type="as-char" svg:y="-0.272cm" draw:z-index="70" draw:style-name="gr6" draw:text-style-name="P24" svg:width="6.684cm" svg:height="0.35cm" draw:control="control70"/></text:span><text:span text:style-name="T3"> Размер </text:span><text:bookmark-start text:name="ТекстовоеПоле80"/><text:span text:style-name="T3"><draw:control text:anchor-type="as-char" svg:y="-0.277cm" draw:z-index="38" draw:style-name="gr6" draw:text-style-name="P23" svg:width="0.888cm" svg:height="0.35cm" draw:control="control38"/></text:span><text:bookmark-end text:name="ТекстовоеПоле80"/><text:span text:style-name="T3"> (мм) Кровоток </text:span><text:span text:style-name="T3"><draw:control text:anchor-type="as-char" svg:y="-0.272cm" draw:z-index="67" draw:style-name="gr6" draw:text-style-name="P24" svg:width="1.137cm" svg:height="0.35cm" draw:control="control67"/></text:span><text:bookmark-start text:name="ПолеСоСписком28"/><text:span text:style-name="T3"> </text:span><text:bookmark-end text:name="ПолеСоСписком28"/><text:bookmark-start text:name="ТекстовоеПоле79"/><text:span text:style-name="T3"><draw:control text:anchor-type="as-char" svg:y="-0.277cm" draw:z-index="39" draw:style-name="gr6" draw:text-style-name="P23" svg:width="0.888cm" svg:height="0.35cm" draw:control="control39"/></text:span><text:bookmark-end text:name="ТекстовоеПоле79"/></text:p>
      <text:p text:style-name="P9"><text:span text:style-name="T3">Диаметр селезеночной вены: в области ворот селезенки </text:span><text:span text:style-name="T3"><draw:control text:anchor-type="as-char" svg:y="-0.272cm" draw:z-index="63" draw:style-name="gr6" draw:text-style-name="P24" svg:width="1.879cm" svg:height="0.35cm" draw:control="control63"/></text:span><text:bookmark-start text:name="ДиамСелезВеныВОблВор"/><text:bookmark-start text:name="ПолеСоСписком29"/><text:span text:style-name="T3"> </text:span><text:bookmark-end text:name="ДиамСелезВеныВОблВор"/><text:bookmark-end text:name="ПолеСоСписком29"/><text:span text:style-name="T3"><draw:control text:anchor-type="as-char" svg:y="-0.277cm" draw:z-index="40" draw:style-name="gr6" draw:text-style-name="P23" svg:width="0.888cm" svg:height="0.35cm" draw:control="control40"/></text:span><text:span text:style-name="T3"> (</text:span><text:span text:style-name="T10">мм);</text:span><text:span text:style-name="T3"> в области тела поджелудочной железы </text:span><text:span text:style-name="T3"><draw:control text:anchor-type="as-char" svg:y="-0.272cm" draw:z-index="64" draw:style-name="gr6" draw:text-style-name="P24" svg:width="1.879cm" svg:height="0.35cm" draw:control="control64"/></text:span><text:span text:style-name="T3"> <text:s/></text:span><text:bookmark-start text:name="ДиамВОбласТелаПЖ"/><text:span text:style-name="T3"><draw:control text:anchor-type="as-char" svg:y="-0.25cm" draw:z-index="41" draw:style-name="gr6" draw:text-style-name="P23" svg:width="0.888cm" svg:height="0.35cm" draw:control="control41"/></text:span><text:bookmark-end text:name="ДиамВОбласТелаПЖ"/><text:span text:style-name="T3"> (</text:span><text:span text:style-name="T10">мм). </text:span></text:p>
      <text:p text:style-name="P9"><text:span text:style-name="T5">Свободная жидкость в брюшной полос</text:span><text:bookmark-start text:name="СвободнаяЖидкостьБрю"/><text:span text:style-name="T5">ти </text:span><text:span text:style-name="T5"><draw:control text:anchor-type="as-char" svg:y="-0.272cm" draw:z-index="65" draw:style-name="gr6" draw:text-style-name="P24" svg:width="2.535cm" svg:height="0.35cm" draw:control="control65"/></text:span><text:bookmark-end text:name="СвободнаяЖидкостьБрю"/><text:span text:style-name="T3"> </text:span><text:span text:style-name="T3"><draw:control text:anchor-type="as-char" svg:y="-0.272cm" draw:z-index="66" draw:style-name="gr6" draw:text-style-name="P24" svg:width="4.021cm" svg:height="0.35cm" draw:control="control66"/></text:span><text:bookmark-start text:name="СвобоЖидкость"/><text:span text:style-name="T3"> </text:span><text:bookmark-end text:name="СвобоЖидкость"/></text:p>
      <text:p text:style-name="P13"><text:span text:style-name="T16"/></text:p>
      <text:p text:style-name="P13"><draw:control text:anchor-type="paragraph" draw:z-index="11" draw:style-name="gr3" draw:text-style-name="P21" svg:width="14.87cm" svg:height="0.62cm" svg:x="2.133cm" svg:y="0.058cm" draw:control="control11"/>Заключение: </text:p>
      <text:p text:style-name="P7"/>
      <text:p text:style-name="P7"/>
      <text:p text:style-name="P7"><draw:control text:anchor-type="paragraph" draw:z-index="9" draw:style-name="gr4" draw:text-style-name="P20" svg:width="0.003cm" svg:height="0.003cm" svg:x="0cm" svg:y="0cm" draw:control="control9"/>Врач: <draw:control text:anchor-type="as-char" draw:z-index="90" draw:style-name="gr5" draw:text-style-name="P20" svg:width="4.67cm" svg:height="0.421cm" draw:control="control90"/></text:p>
      <text:p text:style-name="P6">Медицинский регистратор: <draw:control text:anchor-type="as-char" draw:z-index="10" draw:style-name="gr5" draw:text-style-name="P20" svg:width="4.67cm" svg:height="0.421cm" draw:control="control10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Courier New" svg:font-family="'Courier New'" style:font-family-generic="modern"/>
    <style:font-face style:name="Times New Roman2" svg:font-family="'Times New Roman'" style:font-adornments="Обычный" style:font-family-generic="roman"/>
    <style:font-face style:name="SimSun" svg:font-family="SimSun, 宋体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Без_20_интервала" style:display-name="Без интервала" style:family="paragraph">
      <style:paragraph-properties fo:orphans="2" fo:widows="2"/>
      <style:text-properties style:use-window-font-color="true" style:font-name="Calibri" fo:font-size="11pt" fo:language="ru" fo:country="RU" style:font-name-asian="Arial" style:font-size-asian="11pt" style:font-name-complex="Calibri" style:font-size-complex="11pt" style:language-complex="ar" style:country-complex="SA"/>
    </style:style>
    <style:style style:name="ConsPlusNonformat" style:family="paragraph">
      <style:paragraph-properties fo:orphans="0" fo:widows="0" style:text-autospace="none"/>
      <style:text-properties style:use-window-font-color="true" style:font-name="Courier New" fo:font-size="10pt" fo:language="ru" fo:country="RU" style:font-name-asian="SimSun" style:font-size-asian="10pt" style:language-asian="zh" style:country-asian="CN" style:font-name-complex="Courier New" style:font-size-complex="10pt" style:language-complex="ar" style:country-complex="SA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129cm" fo:margin-bottom="1.266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Дмитрий Деренок</meta:initial-creator>
    <meta:creation-date>2011-07-11T19:46:21.79</meta:creation-date>
    <dc:date>2011-11-02T23:44:23.45</dc:date>
    <dc:creator>Дмитрий Деренок</dc:creator>
    <meta:editing-duration>PT14H42M18S</meta:editing-duration>
    <meta:editing-cycles>38</meta:editing-cycles>
    <meta:generator>OpenOffice.org/3.2$Win32 OpenOffice.org_project/320m12$Build-9483</meta:generator>
    <meta:document-statistic meta:table-count="1" meta:image-count="1" meta:object-count="0" meta:page-count="1" meta:paragraph-count="26" meta:word-count="147" meta:character-count="1307"/>
  </office:meta>
</office:document-meta>
</file>